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cfb3f" officeooo:paragraph-rsid="000d83e0"/>
    </style:style>
    <style:style style:name="P2" style:family="paragraph" style:parent-style-name="Standard">
      <style:text-properties officeooo:rsid="000cfb3f" officeooo:paragraph-rsid="000cfb3f"/>
    </style:style>
    <style:style style:name="P3" style:family="paragraph" style:parent-style-name="Standard">
      <style:paragraph-properties fo:break-before="page"/>
      <style:text-properties officeooo:rsid="000cfb3f" officeooo:paragraph-rsid="000cfb3f"/>
    </style:style>
    <style:style style:name="P4" style:family="paragraph" style:parent-style-name="Header">
      <style:paragraph-properties fo:text-align="center" style:justify-single-word="false"/>
      <style:text-properties officeooo:rsid="000cfb3f" officeooo:paragraph-rsid="000d83e0"/>
    </style:style>
    <style:style style:name="P5" style:family="paragraph" style:parent-style-name="Standard">
      <style:text-properties officeooo:rsid="000d83e0" officeooo:paragraph-rsid="000d83e0"/>
    </style:style>
    <style:style style:name="P6" style:family="paragraph" style:parent-style-name="Header">
      <style:paragraph-properties fo:text-align="center" style:justify-single-word="false"/>
      <style:text-properties officeooo:rsid="000d83e0" officeooo:paragraph-rsid="000d83e0"/>
    </style:style>
    <style:style style:name="P7" style:family="paragraph" style:parent-style-name="Standard">
      <style:paragraph-properties fo:text-align="start" style:justify-single-word="false"/>
      <style:text-properties fo:font-size="12pt" officeooo:rsid="000cfb3f" officeooo:paragraph-rsid="000cfb3f" style:font-size-asian="10.5pt" style:font-size-complex="12pt"/>
    </style:style>
    <style:style style:name="P8" style:family="paragraph" style:parent-style-name="Header">
      <style:text-properties fo:font-size="12pt" officeooo:rsid="000cfb3f" officeooo:paragraph-rsid="000d83e0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8pt" officeooo:rsid="000cfb3f" officeooo:paragraph-rsid="000cfb3f" style:font-size-asian="18pt" style:font-size-complex="18pt"/>
    </style:style>
    <style:style style:name="P10" style:family="paragraph" style:parent-style-name="Standard">
      <style:text-properties officeooo:rsid="000f6784" officeooo:paragraph-rsid="000f6784"/>
    </style:style>
    <style:style style:name="P11" style:family="paragraph" style:parent-style-name="Standard">
      <style:text-properties officeooo:rsid="00103faa" officeooo:paragraph-rsid="00103faa"/>
    </style:style>
    <style:style style:name="P12" style:family="paragraph" style:parent-style-name="Standard">
      <style:text-properties fo:font-size="15pt" fo:font-weight="bold" officeooo:rsid="000d83e0" officeooo:paragraph-rsid="000d83e0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103faa" officeooo:paragraph-rsid="00103faa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rsid="000f7b32" officeooo:paragraph-rsid="000f7b32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122d6c" officeooo:paragraph-rsid="00122d6c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officeooo:rsid="0015be36" officeooo:paragraph-rsid="0015be36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fo:font-weight="bold" officeooo:rsid="0018a903" officeooo:paragraph-rsid="0018a903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5pt" fo:font-weight="bold" officeooo:rsid="001ed772" officeooo:paragraph-rsid="001ed772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fo:font-weight="bold" officeooo:rsid="001f480c" officeooo:paragraph-rsid="001f480c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fo:font-weight="bold" officeooo:rsid="0090230b" officeooo:paragraph-rsid="0090230b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5pt" fo:font-weight="bold" officeooo:rsid="00b623ad" officeooo:paragraph-rsid="00b623ad" style:font-size-asian="15pt" style:font-weight-asian="bold" style:font-size-complex="15pt" style:font-weight-complex="bold"/>
    </style:style>
    <style:style style:name="P22" style:family="paragraph" style:parent-style-name="Standard">
      <style:text-properties fo:font-size="15pt" fo:font-style="normal" fo:font-weight="bold" officeooo:rsid="00203fd2" officeooo:paragraph-rsid="00203fd2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font-size="15pt" fo:font-style="normal" fo:font-weight="bold" officeooo:rsid="005a60ef" officeooo:paragraph-rsid="005a60ef" style:font-size-asian="15pt" style:font-style-asian="normal" style:font-weight-asian="bold" style:font-size-complex="15pt" style:font-style-complex="normal" style:font-weight-complex="bold"/>
    </style:style>
    <style:style style:name="P24" style:family="paragraph" style:parent-style-name="Standard">
      <style:text-properties fo:font-size="15pt" fo:font-style="normal" fo:font-weight="bold" officeooo:rsid="006b9ccb" officeooo:paragraph-rsid="006b9ccb" style:font-size-asian="15pt" style:font-style-asian="normal" style:font-weight-asian="bold" style:font-size-complex="15pt" style:font-style-complex="normal" style:font-weight-complex="bold"/>
    </style:style>
    <style:style style:name="P25" style:family="paragraph" style:parent-style-name="Footnote">
      <style:text-properties officeooo:rsid="0018a903" officeooo:paragraph-rsid="0018a903"/>
    </style:style>
    <style:style style:name="P26" style:family="paragraph" style:parent-style-name="Standard">
      <style:text-properties officeooo:rsid="0018a903" officeooo:paragraph-rsid="0018a903"/>
    </style:style>
    <style:style style:name="P27" style:family="paragraph" style:parent-style-name="Footnote">
      <style:text-properties officeooo:rsid="0023e128" officeooo:paragraph-rsid="0023e128"/>
    </style:style>
    <style:style style:name="P28" style:family="paragraph" style:parent-style-name="Footnote">
      <style:text-properties officeooo:rsid="0028ed11" officeooo:paragraph-rsid="0028ed11"/>
    </style:style>
    <style:style style:name="P29" style:family="paragraph" style:parent-style-name="Standard">
      <style:text-properties fo:font-weight="bold" officeooo:rsid="00164d61" officeooo:paragraph-rsid="00164d61" style:font-weight-asian="bold" style:font-weight-complex="bold"/>
    </style:style>
    <style:style style:name="P30" style:family="paragraph" style:parent-style-name="Standard">
      <style:text-properties fo:font-weight="bold" officeooo:rsid="00183bab" officeooo:paragraph-rsid="0023e128" style:font-weight-asian="bold" style:font-weight-complex="bold"/>
    </style:style>
    <style:style style:name="P31" style:family="paragraph" style:parent-style-name="Standard">
      <style:text-properties fo:font-weight="bold" officeooo:rsid="001a10e9" officeooo:paragraph-rsid="001a10e9" style:font-weight-asian="bold" style:font-weight-complex="bold"/>
    </style:style>
    <style:style style:name="P32" style:family="paragraph" style:parent-style-name="Standard">
      <style:text-properties fo:font-weight="bold" officeooo:rsid="001a4b81" officeooo:paragraph-rsid="001a4b81" style:font-weight-asian="bold" style:font-weight-complex="bold"/>
    </style:style>
    <style:style style:name="P33" style:family="paragraph" style:parent-style-name="Standard">
      <style:text-properties fo:font-weight="bold" officeooo:rsid="001a4b81" officeooo:paragraph-rsid="002166f8" style:font-weight-asian="bold" style:font-weight-complex="bold"/>
    </style:style>
    <style:style style:name="P34" style:family="paragraph" style:parent-style-name="Standard">
      <style:text-properties fo:font-weight="bold" officeooo:rsid="001f480c" officeooo:paragraph-rsid="001f480c" style:font-weight-asian="bold" style:font-weight-complex="bold"/>
    </style:style>
    <style:style style:name="P35" style:family="paragraph" style:parent-style-name="Standard">
      <style:text-properties fo:font-weight="bold" officeooo:rsid="002801ef" officeooo:paragraph-rsid="002801ef" style:font-weight-asian="bold" style:font-weight-complex="bold"/>
    </style:style>
    <style:style style:name="P36" style:family="paragraph" style:parent-style-name="Standard">
      <style:text-properties fo:font-weight="bold" officeooo:rsid="005a56a6" officeooo:paragraph-rsid="005a56a6" style:font-weight-asian="bold" style:font-weight-complex="bold"/>
    </style:style>
    <style:style style:name="P37" style:family="paragraph" style:parent-style-name="Standard">
      <style:text-properties officeooo:rsid="00122d6c" officeooo:paragraph-rsid="00122d6c"/>
    </style:style>
    <style:style style:name="P38" style:family="paragraph" style:parent-style-name="Standard">
      <style:text-properties officeooo:rsid="001ed772" officeooo:paragraph-rsid="001ed772"/>
    </style:style>
    <style:style style:name="P39" style:family="paragraph" style:parent-style-name="Standard">
      <style:text-properties officeooo:rsid="001f480c" officeooo:paragraph-rsid="001f480c"/>
    </style:style>
    <style:style style:name="P40" style:family="paragraph" style:parent-style-name="Header">
      <style:paragraph-properties fo:text-align="center" style:justify-single-word="false"/>
      <style:text-properties officeooo:rsid="003648cd" officeooo:paragraph-rsid="003648cd"/>
    </style:style>
    <style:style style:name="P41" style:family="paragraph" style:parent-style-name="Standard">
      <style:text-properties fo:font-weight="normal" officeooo:rsid="00276f6e" officeooo:paragraph-rsid="0025d6b7" style:font-weight-asian="normal" style:font-weight-complex="normal"/>
    </style:style>
    <style:style style:name="P42" style:family="paragraph" style:parent-style-name="Standard">
      <style:text-properties fo:font-weight="normal" officeooo:rsid="00276f6e" officeooo:paragraph-rsid="00276f6e" style:font-weight-asian="normal" style:font-weight-complex="normal"/>
    </style:style>
    <style:style style:name="P43" style:family="paragraph" style:parent-style-name="Standard">
      <style:text-properties fo:font-weight="normal" officeooo:rsid="001ed772" officeooo:paragraph-rsid="001ed772" style:font-weight-asian="normal" style:font-weight-complex="normal"/>
    </style:style>
    <style:style style:name="P44" style:family="paragraph" style:parent-style-name="Standard">
      <style:text-properties fo:font-weight="normal" officeooo:rsid="00183bab" officeooo:paragraph-rsid="00183bab" style:font-weight-asian="normal" style:font-weight-complex="normal"/>
    </style:style>
    <style:style style:name="P45" style:family="paragraph" style:parent-style-name="Standard">
      <style:text-properties fo:font-weight="normal" officeooo:rsid="0018a903" officeooo:paragraph-rsid="00183bab" style:font-weight-asian="normal" style:font-weight-complex="normal"/>
    </style:style>
    <style:style style:name="P46" style:family="paragraph" style:parent-style-name="Standard">
      <style:text-properties fo:font-weight="normal" officeooo:rsid="002801ef" officeooo:paragraph-rsid="0039cd4d" style:font-weight-asian="normal" style:font-weight-complex="normal"/>
    </style:style>
    <style:style style:name="P47" style:family="paragraph" style:parent-style-name="Standard">
      <style:text-properties fo:font-weight="normal" officeooo:rsid="003b40be" officeooo:paragraph-rsid="003b40be" style:font-weight-asian="normal" style:font-weight-complex="normal"/>
    </style:style>
    <style:style style:name="P48" style:family="paragraph" style:parent-style-name="Standard">
      <style:text-properties fo:font-weight="normal" officeooo:rsid="003b40be" officeooo:paragraph-rsid="003be705" style:font-weight-asian="normal" style:font-weight-complex="normal"/>
    </style:style>
    <style:style style:name="P49" style:family="paragraph" style:parent-style-name="Standard">
      <style:text-properties fo:font-weight="normal" officeooo:rsid="003cf239" officeooo:paragraph-rsid="003cf239" style:font-weight-asian="normal" style:font-weight-complex="normal"/>
    </style:style>
    <style:style style:name="P50" style:family="paragraph" style:parent-style-name="Standard">
      <style:text-properties fo:font-weight="normal" officeooo:rsid="005a60ef" officeooo:paragraph-rsid="0025d6b7" style:font-weight-asian="normal" style:font-weight-complex="normal"/>
    </style:style>
    <style:style style:name="P51" style:family="paragraph" style:parent-style-name="Standard">
      <style:text-properties fo:font-weight="normal" officeooo:rsid="0090230b" officeooo:paragraph-rsid="0090230b" style:font-weight-asian="normal" style:font-weight-complex="normal"/>
    </style:style>
    <style:style style:name="P52" style:family="paragraph" style:parent-style-name="Standard">
      <style:text-properties fo:font-style="normal" fo:font-weight="normal" officeooo:rsid="00203fd2" officeooo:paragraph-rsid="001f480c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203fd2" officeooo:paragraph-rsid="00203fd2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203fd2" officeooo:paragraph-rsid="002166f8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203fd2" officeooo:paragraph-rsid="001a10e9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1a10e9" officeooo:paragraph-rsid="001a10e9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2166f8" officeooo:paragraph-rsid="002166f8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1a4b81" officeooo:paragraph-rsid="002166f8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1a4b81" officeooo:paragraph-rsid="001a4b81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2801ef" officeooo:paragraph-rsid="002801ef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normal" officeooo:rsid="002801ef" officeooo:paragraph-rsid="0039cd4d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fo:font-weight="normal" officeooo:rsid="0028ed11" officeooo:paragraph-rsid="002801ef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fo:font-weight="normal" officeooo:rsid="0028ed11" officeooo:paragraph-rsid="0039cd4d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fo:font-weight="normal" officeooo:rsid="0028ed11" officeooo:paragraph-rsid="003be705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fo:font-weight="normal" officeooo:rsid="003e783c" officeooo:paragraph-rsid="003e783c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fo:font-weight="normal" officeooo:rsid="005a56a6" officeooo:paragraph-rsid="005a56a6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font-style="normal" fo:font-weight="normal" officeooo:rsid="005a60ef" officeooo:paragraph-rsid="005a60ef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style="normal" fo:font-weight="normal" officeooo:rsid="0085613d" officeooo:paragraph-rsid="0085613d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normal" officeooo:rsid="003648cd" officeooo:paragraph-rsid="000cfb3f" style:font-style-asian="normal" style:font-style-complex="normal"/>
    </style:style>
    <style:style style:name="P70" style:family="paragraph" style:parent-style-name="Standard">
      <style:text-properties officeooo:rsid="002c6539" officeooo:paragraph-rsid="002c6539"/>
    </style:style>
    <style:style style:name="P71" style:family="paragraph" style:parent-style-name="Standard">
      <style:text-properties officeooo:rsid="00380395" officeooo:paragraph-rsid="00380395"/>
    </style:style>
    <style:style style:name="P7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4" style:family="paragraph" style:parent-style-name="Contents_20_Heading">
      <style:paragraph-properties fo:break-before="page"/>
    </style:style>
    <style:style style:name="P75" style:family="paragraph" style:parent-style-name="Standard">
      <style:text-properties officeooo:paragraph-rsid="00ab193e"/>
    </style:style>
    <style:style style:name="P76" style:family="paragraph" style:parent-style-name="Standard">
      <style:text-properties officeooo:rsid="00b623ad" officeooo:paragraph-rsid="00b623ad"/>
    </style:style>
    <style:style style:name="P7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9" style:family="paragraph" style:parent-style-name="Contents_20_Heading">
      <style:paragraph-properties fo:break-before="page"/>
    </style:style>
    <style:style style:name="P80" style:family="paragraph" style:parent-style-name="Header">
      <style:paragraph-properties fo:text-align="center" style:justify-single-word="false"/>
      <style:text-properties officeooo:rsid="004f5c97" officeooo:paragraph-rsid="00c5d641"/>
    </style:style>
    <style:style style:name="P81" style:family="paragraph" style:parent-style-name="Header">
      <style:paragraph-properties fo:text-align="center" style:justify-single-word="false"/>
      <style:text-properties officeooo:rsid="000cfb3f" officeooo:paragraph-rsid="000d83e0"/>
    </style:style>
    <style:style style:name="P82" style:family="paragraph" style:parent-style-name="Header">
      <style:paragraph-properties fo:text-align="center" style:justify-single-word="false"/>
      <style:text-properties officeooo:rsid="004e6128" officeooo:paragraph-rsid="004e6128"/>
    </style:style>
    <style:style style:name="P83" style:family="paragraph" style:parent-style-name="Heading_20_1">
      <style:paragraph-properties fo:break-before="page"/>
    </style:style>
    <style:style style:name="P84" style:family="paragraph" style:parent-style-name="Standard">
      <style:text-properties fo:font-style="normal" fo:font-weight="normal" officeooo:rsid="0078b859" officeooo:paragraph-rsid="00ab193e" style:font-style-asian="normal" style:font-weight-asian="normal" style:font-style-complex="normal" style:font-weight-complex="normal"/>
    </style:style>
    <style:style style:name="P85" style:family="paragraph" style:parent-style-name="Standard" style:list-style-name="L2">
      <style:text-properties fo:font-style="normal" fo:font-weight="normal" officeooo:rsid="008ad0d6" officeooo:paragraph-rsid="00c607f9" style:font-style-asian="normal" style:font-weight-asian="normal" style:font-style-complex="normal" style:font-weight-complex="normal"/>
    </style:style>
    <style:style style:name="P86" style:family="paragraph" style:parent-style-name="Standard" style:list-style-name="L3">
      <style:text-properties fo:font-style="normal" fo:font-weight="normal" officeooo:rsid="003b40be" officeooo:paragraph-rsid="003b40be" style:font-style-asian="normal" style:font-weight-asian="normal" style:font-style-complex="normal" style:font-weight-complex="normal"/>
    </style:style>
    <style:style style:name="P87" style:family="paragraph" style:parent-style-name="Standard" style:list-style-name="L3">
      <style:text-properties fo:font-style="normal" fo:font-weight="normal" officeooo:rsid="003b40be" officeooo:paragraph-rsid="003be705" style:font-style-asian="normal" style:font-weight-asian="normal" style:font-style-complex="normal" style:font-weight-complex="normal"/>
    </style:style>
    <style:style style:name="P88" style:family="paragraph" style:parent-style-name="Standard" style:list-style-name="L3">
      <style:text-properties fo:font-style="normal" fo:font-weight="normal" officeooo:rsid="003be705" officeooo:paragraph-rsid="003be705" style:font-style-asian="normal" style:font-weight-asian="normal" style:font-style-complex="normal" style:font-weight-complex="normal"/>
    </style:style>
    <style:style style:name="P89" style:family="paragraph" style:parent-style-name="Standard" style:list-style-name="L1">
      <style:text-properties fo:font-weight="bold" officeooo:rsid="00183bab" officeooo:paragraph-rsid="00183bab" style:font-weight-asian="bold" style:font-weight-complex="bold"/>
    </style:style>
    <style:style style:name="P90" style:family="paragraph" style:parent-style-name="Standard" style:list-style-name="L2">
      <style:text-properties fo:font-weight="bold" officeooo:rsid="001bf6bb" officeooo:paragraph-rsid="001bf6bb" style:font-weight-asian="bold" style:font-weight-complex="bold"/>
    </style:style>
    <style:style style:name="P91" style:family="paragraph" style:parent-style-name="Standard" style:list-style-name="L2">
      <style:text-properties fo:font-weight="bold" officeooo:rsid="001bf6bb" officeooo:paragraph-rsid="009c3e26" style:font-weight-asian="bold" style:font-weight-complex="bold"/>
    </style:style>
    <style:style style:name="P92" style:family="paragraph" style:parent-style-name="Standard" style:list-style-name="L2">
      <style:text-properties fo:font-weight="bold" officeooo:rsid="001bf6bb" officeooo:paragraph-rsid="00380395" style:font-weight-asian="bold" style:font-weight-complex="bold"/>
    </style:style>
    <style:style style:name="P93" style:family="paragraph" style:parent-style-name="Standard" style:list-style-name="L2">
      <style:text-properties fo:font-weight="bold" officeooo:rsid="001bf6bb" officeooo:paragraph-rsid="00a076f4" style:font-weight-asian="bold" style:font-weight-complex="bold"/>
    </style:style>
    <style:style style:name="P94" style:family="paragraph" style:parent-style-name="Standard" style:list-style-name="L2">
      <style:text-properties fo:font-weight="bold" officeooo:rsid="001ed772" officeooo:paragraph-rsid="009c3e26" style:font-weight-asian="bold" style:font-weight-complex="bold"/>
    </style:style>
    <style:style style:name="P95" style:family="paragraph" style:parent-style-name="Standard" style:list-style-name="L2">
      <style:text-properties fo:font-weight="bold" officeooo:rsid="001ed772" officeooo:paragraph-rsid="00ab193e" style:font-weight-asian="bold" style:font-weight-complex="bold"/>
    </style:style>
    <style:style style:name="P96" style:family="paragraph" style:parent-style-name="Standard" style:list-style-name="L2">
      <style:text-properties fo:font-weight="bold" officeooo:rsid="001ed772" officeooo:paragraph-rsid="002166f8" style:font-weight-asian="bold" style:font-weight-complex="bold"/>
    </style:style>
    <style:style style:name="P97" style:family="paragraph" style:parent-style-name="Standard" style:list-style-name="L2">
      <style:text-properties fo:font-weight="bold" officeooo:rsid="00203fd2" officeooo:paragraph-rsid="00203fd2" style:font-weight-asian="bold" style:font-weight-complex="bold"/>
    </style:style>
    <style:style style:name="P98" style:family="paragraph" style:parent-style-name="Standard" style:list-style-name="L2">
      <style:text-properties fo:font-weight="bold" officeooo:rsid="00203fd2" officeooo:paragraph-rsid="002166f8" style:font-weight-asian="bold" style:font-weight-complex="bold"/>
    </style:style>
    <style:style style:name="P99" style:family="paragraph" style:parent-style-name="Standard">
      <style:text-properties fo:font-weight="bold" officeooo:rsid="00276f6e" officeooo:paragraph-rsid="00276f6e" style:font-weight-asian="bold" style:font-weight-complex="bold"/>
    </style:style>
    <style:style style:name="P100" style:family="paragraph" style:parent-style-name="Standard">
      <style:text-properties fo:font-weight="bold" officeooo:rsid="00c5d641" officeooo:paragraph-rsid="00c5d641" style:font-weight-asian="bold" style:font-weight-complex="bold"/>
    </style:style>
    <style:style style:name="P101" style:family="paragraph" style:parent-style-name="Standard" style:list-style-name="L4">
      <style:text-properties fo:font-weight="bold" officeooo:rsid="00c5d641" officeooo:paragraph-rsid="00c5d641" style:font-weight-asian="bold" style:font-weight-complex="bold"/>
    </style:style>
    <style:style style:name="P102" style:family="paragraph" style:parent-style-name="Standard" style:list-style-name="L4">
      <style:text-properties fo:font-weight="bold" officeooo:rsid="00c607f9" officeooo:paragraph-rsid="00c607f9" style:font-weight-asian="bold" style:font-weight-complex="bold"/>
    </style:style>
    <style:style style:name="P103" style:family="paragraph" style:parent-style-name="Standard" style:list-style-name="L2">
      <style:text-properties fo:font-weight="bold" officeooo:rsid="00c607f9" officeooo:paragraph-rsid="00c607f9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be705" style:font-style-asian="italic" style:font-style-complex="italic"/>
    </style:style>
    <style:style style:name="T3" style:family="text">
      <style:text-properties fo:font-style="italic" officeooo:rsid="0039cd4d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8a903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166f8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57bf0c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22d6c" style:font-style-asian="normal" style:font-style-complex="normal"/>
    </style:style>
    <style:style style:name="T10" style:family="text">
      <style:text-properties fo:font-style="normal" officeooo:rsid="00228b73" style:font-style-asian="normal" style:font-style-complex="normal"/>
    </style:style>
    <style:style style:name="T11" style:family="text">
      <style:text-properties fo:font-style="normal" officeooo:rsid="003648cd" style:font-style-asian="normal" style:font-style-complex="normal"/>
    </style:style>
    <style:style style:name="T12" style:family="text">
      <style:text-properties fo:font-style="normal" officeooo:rsid="0039cd4d" style:font-style-asian="normal" style:font-style-complex="normal"/>
    </style:style>
    <style:style style:name="T13" style:family="text">
      <style:text-properties fo:font-style="normal" officeooo:rsid="0028ed11" style:font-style-asian="normal" style:font-style-complex="normal"/>
    </style:style>
    <style:style style:name="T14" style:family="text">
      <style:text-properties fo:font-style="normal" officeooo:rsid="003be705" style:font-style-asian="normal" style:font-style-complex="normal"/>
    </style:style>
    <style:style style:name="T15" style:family="text">
      <style:text-properties fo:font-style="normal" officeooo:rsid="003e783c" style:font-style-asian="normal" style:font-style-complex="normal"/>
    </style:style>
    <style:style style:name="T16" style:family="text">
      <style:text-properties fo:font-style="normal" officeooo:rsid="003b40be" style:font-style-asian="normal" style:font-style-complex="normal"/>
    </style:style>
    <style:style style:name="T17" style:family="text">
      <style:text-properties fo:font-style="normal" officeooo:rsid="005a60ef" style:font-style-asian="normal" style:font-style-complex="normal"/>
    </style:style>
    <style:style style:name="T18" style:family="text">
      <style:text-properties fo:font-style="normal" officeooo:rsid="0087e36e" style:font-style-asian="normal" style:font-style-complex="normal"/>
    </style:style>
    <style:style style:name="T19" style:family="text">
      <style:text-properties fo:font-style="normal" officeooo:rsid="00a794e0" style:font-style-asian="normal" style:font-style-complex="normal"/>
    </style:style>
    <style:style style:name="T20" style:family="text">
      <style:text-properties fo:font-style="normal" officeooo:rsid="0078b859" style:font-style-asian="normal" style:font-style-complex="normal"/>
    </style:style>
    <style:style style:name="T21" style:family="text">
      <style:text-properties fo:font-style="normal" officeooo:rsid="00c607f9" style:font-style-asian="normal" style:font-style-complex="normal"/>
    </style:style>
    <style:style style:name="T22" style:family="text">
      <style:text-properties fo:font-style="normal" officeooo:rsid="00cea141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f480c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03fd2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166f8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28b73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8ed11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80395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b40be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5a60ef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9c3e26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bf6bb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9f2866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a076f4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a1e0e7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a37e54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a794e0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6b9ccb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78b859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ab193e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b92172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c607f9" style:font-style-asian="normal" style:font-weight-asian="normal" style:font-style-complex="normal" style:font-weight-complex="normal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183bab" style:font-weight-asian="normal" style:font-weight-complex="normal"/>
    </style:style>
    <style:style style:name="T46" style:family="text">
      <style:text-properties fo:font-weight="normal" officeooo:rsid="0018a903" style:font-weight-asian="normal" style:font-weight-complex="normal"/>
    </style:style>
    <style:style style:name="T47" style:family="text">
      <style:text-properties fo:font-weight="normal" officeooo:rsid="00164d61" style:font-weight-asian="normal" style:font-weight-complex="normal"/>
    </style:style>
    <style:style style:name="T48" style:family="text">
      <style:text-properties fo:font-weight="normal" officeooo:rsid="002801ef" style:font-weight-asian="normal" style:font-weight-complex="normal"/>
    </style:style>
    <style:style style:name="T49" style:family="text">
      <style:text-properties fo:font-weight="normal" officeooo:rsid="003354a3" style:font-weight-asian="normal" style:font-weight-complex="normal"/>
    </style:style>
    <style:style style:name="T50" style:family="text">
      <style:text-properties fo:font-weight="normal" officeooo:rsid="008453ff" style:font-weight-asian="normal" style:font-weight-complex="normal"/>
    </style:style>
    <style:style style:name="T51" style:family="text">
      <style:text-properties fo:font-weight="normal" officeooo:rsid="0085613d" style:font-weight-asian="normal" style:font-weight-complex="normal"/>
    </style:style>
    <style:style style:name="T52" style:family="text">
      <style:text-properties fo:font-weight="normal" officeooo:rsid="00942d3b" style:font-weight-asian="normal" style:font-weight-complex="normal"/>
    </style:style>
    <style:style style:name="T53" style:family="text">
      <style:text-properties fo:font-weight="normal" officeooo:rsid="00a794e0" style:font-weight-asian="normal" style:font-weight-complex="normal"/>
    </style:style>
    <style:style style:name="T54" style:family="text">
      <style:text-properties fo:font-weight="normal" officeooo:rsid="00ab193e" style:font-weight-asian="normal" style:font-weight-complex="normal"/>
    </style:style>
    <style:style style:name="T55" style:family="text">
      <style:text-properties fo:font-weight="normal" officeooo:rsid="00c607f9" style:font-weight-asian="normal" style:font-weight-complex="normal"/>
    </style:style>
    <style:style style:name="T56" style:family="text">
      <style:text-properties officeooo:rsid="00183bab"/>
    </style:style>
    <style:style style:name="T57" style:family="text">
      <style:text-properties officeooo:rsid="00203fd2"/>
    </style:style>
    <style:style style:name="T58" style:family="text">
      <style:text-properties fo:font-size="15pt" fo:font-style="normal" style:font-size-asian="15pt" style:font-style-asian="normal" style:font-size-complex="15pt" style:font-style-complex="normal"/>
    </style:style>
    <style:style style:name="T59" style:family="text">
      <style:text-properties fo:font-size="15pt" fo:font-style="normal" officeooo:rsid="002166f8" style:font-size-asian="15pt" style:font-style-asian="normal" style:font-size-complex="15pt" style:font-style-complex="normal"/>
    </style:style>
    <style:style style:name="T60" style:family="text">
      <style:text-properties fo:font-size="15pt" fo:font-style="normal" officeooo:rsid="001a4b81" style:font-size-asian="15pt" style:font-style-asian="normal" style:font-size-complex="15pt" style:font-style-complex="normal"/>
    </style:style>
    <style:style style:name="T61" style:family="text">
      <style:text-properties fo:font-size="15pt" fo:font-style="normal" officeooo:rsid="005a60ef" style:font-size-asian="15pt" style:font-style-asian="normal" style:font-size-complex="15pt" style:font-style-complex="normal"/>
    </style:style>
    <style:style style:name="T62" style:family="text">
      <style:text-properties fo:font-size="15pt" fo:font-style="normal" officeooo:rsid="0087e36e" style:font-size-asian="15pt" style:font-style-asian="normal" style:font-size-complex="15pt" style:font-style-complex="normal"/>
    </style:style>
    <style:style style:name="T63" style:family="text">
      <style:text-properties officeooo:rsid="002e23a1"/>
    </style:style>
    <style:style style:name="T64" style:family="text">
      <style:text-properties officeooo:rsid="003648cd"/>
    </style:style>
    <style:style style:name="T65" style:family="text">
      <style:text-properties officeooo:rsid="0039cd4d"/>
    </style:style>
    <style:style style:name="T66" style:family="text">
      <style:text-properties officeooo:rsid="004e6128"/>
    </style:style>
    <style:style style:name="T67" style:family="text">
      <style:text-properties officeooo:rsid="004f5c97"/>
    </style:style>
    <style:style style:name="T68" style:family="text">
      <style:text-properties officeooo:rsid="005a60ef"/>
    </style:style>
    <style:style style:name="T69" style:family="text">
      <style:text-properties officeooo:rsid="007c0424"/>
    </style:style>
    <style:style style:name="T70" style:family="text">
      <style:text-properties officeooo:rsid="0085613d"/>
    </style:style>
    <style:style style:name="T71" style:family="text">
      <style:text-properties officeooo:rsid="0086aa15"/>
    </style:style>
    <style:style style:name="T72" style:family="text">
      <style:text-properties officeooo:rsid="0087e36e"/>
    </style:style>
    <style:style style:name="T73" style:family="text">
      <style:text-properties officeooo:rsid="0090230b"/>
    </style:style>
    <style:style style:name="T74" style:family="text">
      <style:text-properties officeooo:rsid="009c3e26"/>
    </style:style>
    <style:style style:name="T75" style:family="text">
      <style:text-properties officeooo:rsid="00a794e0"/>
    </style:style>
    <style:style style:name="T76" style:family="text">
      <style:text-properties officeooo:rsid="00c5d641"/>
    </style:style>
    <style:style style:name="T77" style:family="text">
      <style:text-properties fo:font-size="18pt" fo:font-weight="bold" style:font-size-asian="18pt" style:font-weight-asian="bold" style:font-size-complex="18pt" style:font-weight-complex="bold"/>
    </style:style>
    <style:style style:name="T78" style:family="text">
      <style:text-properties fo:font-size="18pt" fo:font-weight="bold" officeooo:rsid="00c435e4" style:font-size-asian="18pt" style:font-weight-asian="bold" style:font-size-complex="18pt" style:font-weight-complex="bold"/>
    </style:style>
    <style:style style:name="T79" style:family="text">
      <style:text-properties officeooo:rsid="00cad46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text:span text:style-name="T77">The Extremely Small File Format </text:span><text:span text:style-name="T78">23</text:span><text:span text:style-name="T77"> Specification (Draft)</text:span></text:p>
      <text:p text:style-name="P80"><text:span text:style-name="T76">Revision </text:span><text:span text:style-name="T79">1</text:span></text:p>
      <text:p text:style-name="P80">January 2023</text:p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6"><text:span text:style-name="T64">Copyright (c)</text:span> <text:span text:style-name="T64">Somdipto Chakraborty</text:span></text:p>
      <text:p text:style-name="P40"><text:span text:style-name="T66">This work is </text:span><text:span text:style-name="T67">l</text:span>icensed under <text:span text:style-name="T66">the</text:span> Creative Commons Attribution-NoDerivatives 4.0 International License</text:p>
      <text:p text:style-name="P8"/>
      <text:p text:style-name="P8"/>
      <text:p text:style-name="P7"/>
      <text:p text:style-name="P7"/>
      <text:p text:style-name="P7"/>
      <text:p text:style-name="P7"/>
      <text:p text:style-name="P9">Abstract</text:p>
      <text:p text:style-name="P2"/>
      <text:p text:style-name="P2"/>
      <text:p text:style-name="P2"/>
      <text:p text:style-name="P2"/>
      <text:p text:style-name="P2"/>
      <text:p text:style-name="P2">This standard specifies the structure of <text:span text:style-name="T1">extremely small executable</text:span><text:span text:style-name="T8"> and </text:span><text:span text:style-name="T1">extremely small loadable</text:span><text:span text:style-name="T8"> file</text:span><text:span text:style-name="T11">s</text:span><text:span text:style-name="T8">. The purpose of this document is to </text:span><text:span text:style-name="T9">standardize </text:span><text:span text:style-name="T8">the </text:span><text:span text:style-name="T1">extremely small</text:span><text:span text:style-name="T8"> file format</text:span><text:span text:style-name="T8"> </text:span><text:span text:style-name="T9">to </text:span><text:span text:style-name="T11">promote </text:span><text:span text:style-name="T9">correctness </text:span><text:span text:style-name="T11">of such files.</text:span></text:p>
      <text:p text:style-name="P69"/>
      <text:p text:style-name="P71"><text:span text:style-name="T8">Any additional details of the environment </text:span><text:span text:style-name="T12">are not covered by this standard.</text:span>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4">Table of Contents</text:p>
          </text:index-title>
          <text:p text:style-name="P77"><text:a xlink:type="simple" xlink:href="#__RefHeading___Toc1018_225939230" text:style-name="Index_20_Link" text:visited-style-name="Index_20_Link">Introduction<text:tab/>4</text:a></text:p>
          <text:p text:style-name="P77"><text:a xlink:type="simple" xlink:href="#__RefHeading___Toc1020_225939230" text:style-name="Index_20_Link" text:visited-style-name="Index_20_Link">1. Terms and definitions<text:tab/>5</text:a></text:p>
          <text:p text:style-name="P77"><text:a xlink:type="simple" xlink:href="#__RefHeading___Toc1294_278047018" text:style-name="Index_20_Link" text:visited-style-name="Index_20_Link">2. Environments<text:tab/>6</text:a></text:p>
          <text:p text:style-name="P77"><text:a xlink:type="simple" xlink:href="#__RefHeading___Toc1024_225939230" text:style-name="Index_20_Link" text:visited-style-name="Index_20_Link"><text:span text:style-name="T8">3</text:span></text:a><text:a xlink:type="simple" xlink:href="#__RefHeading___Toc1024_225939230" text:style-name="Index_20_Link" text:visited-style-name="Index_20_Link"><text:span text:style-name="T8">. Limits</text:span></text:a><text:a xlink:type="simple" xlink:href="#__RefHeading___Toc1024_225939230" text:style-name="Index_20_Link" text:visited-style-name="Index_20_Link"><text:tab/>6</text:a></text:p>
          <text:p text:style-name="P77"><text:a xlink:type="simple" xlink:href="#__RefHeading___Toc1026_225939230" text:style-name="Index_20_Link" text:visited-style-name="Index_20_Link">4. Parsing<text:tab/>6</text:a></text:p>
          <text:p text:style-name="P78"><text:a xlink:type="simple" xlink:href="#__RefHeading___Toc1028_225939230" text:style-name="Index_20_Link" text:visited-style-name="Index_20_Link"><text:span text:style-name="T8">4</text:span></text:a><text:a xlink:type="simple" xlink:href="#__RefHeading___Toc1028_225939230" text:style-name="Index_20_Link" text:visited-style-name="Index_20_Link"><text:span text:style-name="T8">.</text:span></text:a><text:a xlink:type="simple" xlink:href="#__RefHeading___Toc1028_225939230" text:style-name="Index_20_Link" text:visited-style-name="Index_20_Link"><text:span text:style-name="T8">1</text:span></text:a><text:a xlink:type="simple" xlink:href="#__RefHeading___Toc1028_225939230" text:style-name="Index_20_Link" text:visited-style-name="Index_20_Link"><text:span text:style-name="T8"> Pa</text:span></text:a><text:a xlink:type="simple" xlink:href="#__RefHeading___Toc1028_225939230" text:style-name="Index_20_Link" text:visited-style-name="Index_20_Link"><text:span text:style-name="T8">rs</text:span></text:a><text:a xlink:type="simple" xlink:href="#__RefHeading___Toc1028_225939230" text:style-name="Index_20_Link" text:visited-style-name="Index_20_Link"><text:span text:style-name="T8">ing a</text:span></text:a><text:a xlink:type="simple" xlink:href="#__RefHeading___Toc1028_225939230" text:style-name="Index_20_Link" text:visited-style-name="Index_20_Link"><text:span text:style-name="T8">n</text:span></text:a><text:a xlink:type="simple" xlink:href="#__RefHeading___Toc1028_225939230" text:style-name="Index_20_Link" text:visited-style-name="Index_20_Link"><text:span text:style-name="T8"> extremely small executable file</text:span></text:a><text:a xlink:type="simple" xlink:href="#__RefHeading___Toc1028_225939230" text:style-name="Index_20_Link" text:visited-style-name="Index_20_Link"><text:tab/>6</text:a></text:p>
          <text:p text:style-name="P78"><text:a xlink:type="simple" xlink:href="#__RefHeading___Toc1030_225939230" text:style-name="Index_20_Link" text:visited-style-name="Index_20_Link"><text:span text:style-name="T8">4</text:span></text:a><text:a xlink:type="simple" xlink:href="#__RefHeading___Toc1030_225939230" text:style-name="Index_20_Link" text:visited-style-name="Index_20_Link"><text:span text:style-name="T8">.</text:span></text:a><text:a xlink:type="simple" xlink:href="#__RefHeading___Toc1030_225939230" text:style-name="Index_20_Link" text:visited-style-name="Index_20_Link"><text:span text:style-name="T8">2</text:span></text:a><text:a xlink:type="simple" xlink:href="#__RefHeading___Toc1030_225939230" text:style-name="Index_20_Link" text:visited-style-name="Index_20_Link"><text:span text:style-name="T8"> Parsing a</text:span></text:a><text:a xlink:type="simple" xlink:href="#__RefHeading___Toc1030_225939230" text:style-name="Index_20_Link" text:visited-style-name="Index_20_Link"><text:span text:style-name="T8">n</text:span></text:a><text:a xlink:type="simple" xlink:href="#__RefHeading___Toc1030_225939230" text:style-name="Index_20_Link" text:visited-style-name="Index_20_Link"><text:span text:style-name="T8"> extremely small loadable file</text:span></text:a><text:a xlink:type="simple" xlink:href="#__RefHeading___Toc1030_225939230" text:style-name="Index_20_Link" text:visited-style-name="Index_20_Link"><text:tab/>7</text:a></text:p>
          <text:p text:style-name="P77"><text:a xlink:type="simple" xlink:href="#__RefHeading___Toc1032_225939230" text:style-name="Index_20_Link" text:visited-style-name="Index_20_Link">Annex A. Environment details (informative)<text:tab/>7</text:a></text:p>
          <text:p text:style-name="P77"><text:a xlink:type="simple" xlink:href="#__RefHeading___Toc1034_225939230" text:style-name="Index_20_Link" text:visited-style-name="Index_20_Link">Annex B. Extremely small file structure summary (informative)<text:tab/>8</text:a></text:p>
          <text:p text:style-name="P77"><text:a xlink:type="simple" xlink:href="#__RefHeading___Toc973_1655514702" text:style-name="Index_20_Link" text:visited-style-name="Index_20_Link">Annex C. Recommended practice (informative)<text:tab/>8</text:a></text:p>
          <text:p text:style-name="P77"><text:a xlink:type="simple" xlink:href="#__RefHeading___Toc1036_225939230" text:style-name="Index_20_Link" text:visited-style-name="Index_20_Link">Contributions<text:tab/>9</text:a></text:p>
        </text:index-body>
      </text:table-of-content>
      <text:p text:style-name="P50"/>
      <text:h text:style-name="P83" text:outline-level="1"><text:bookmark-start text:name="__RefHeading___Toc1018_225939230"/>Introduction<text:bookmark-end text:name="__RefHeading___Toc1018_225939230"/></text:h>
      <text:p text:style-name="P41"/>
      <text:p text:style-name="P42">1 This is a draft version of the <text:span text:style-name="T69">Extremely Small File Format</text:span> specification, and there may be significant changes made to this standard before the final release. This draft version is only meant for <text:span text:style-name="T69">those</text:span> who are interested in contributing to the development of the <text:span text:style-name="T69">Extremely Small File Format</text:span> specification.</text:p>
      <text:p text:style-name="P42"/>
      <text:p text:style-name="P49">2 Footnotes are provided to clarify certain rules to the reader.</text:p>
      <text:p text:style-name="P42"/>
      <text:p text:style-name="P99"><text:span text:style-name="T50">3</text:span><text:span text:style-name="T44"> </text:span><text:span text:style-name="T48">Footnotes and the annexes are informative.</text:span></text:p>
      <text:p text:style-name="P99"><text:span text:style-name="T48"/></text:p>
      <text:p text:style-name="P100"><text:span text:style-name="T48">4 </text:span><text:span text:style-name="T44">Major changes from the previous revision include:</text:span></text:p>
      <text:list xml:id="list3912859092" text:style-name="L4">
        <text:list-item>
          <text:p text:style-name="P101"><text:span text:style-name="T44">addition of specification version in the </text:span><text:span text:style-name="T4">extremely small executable</text:span><text:span text:style-name="T44"> and </text:span><text:span text:style-name="T4">extremely small loadable</text:span><text:span text:style-name="T44"> file </text:span><text:span text:style-name="T55">structure</text:span></text:p>
        </text:list-item>
        <text:list-item>
          <text:p text:style-name="P102"><text:span text:style-name="T44">removal of padding bytes from the </text:span><text:span text:style-name="T4">extremely small executable</text:span><text:span text:style-name="T44"> file structure</text:span></text:p>
        </text:list-item>
        <text:list-item>
          <text:p text:style-name="P102"><text:span text:style-name="T44">addition of padding bytes in the </text:span><text:span text:style-name="T4">extremely small loadable</text:span><text:span text:style-name="T44"> file structure</text:span></text:p>
        </text:list-item>
      </text:list>
      <text:h text:style-name="P83" text:outline-level="1"><text:bookmark-start text:name="__RefHeading___Toc1020_225939230"/>1. Terms and definitions<text:bookmark-end text:name="__RefHeading___Toc1020_225939230"/></text:h>
      <text:p text:style-name="P5"/>
      <text:p text:style-name="P12">1.1 byte</text:p>
      <text:p text:style-name="P10">smallest addressable unit of storage</text:p>
      <text:p text:style-name="P10"/>
      <text:p text:style-name="P13">1.2 object</text:p>
      <text:p text:style-name="P70">region of storage</text:p>
      <text:p text:style-name="P10"/>
      <text:p text:style-name="P14">1.2 alignment</text:p>
      <text:p text:style-name="P11">requirement that an object is loaded at a<text:span text:style-name="T63">n</text:span> address <text:span text:style-name="T63">that </text:span>is a multiple of a specified number of bytes</text:p>
      <text:p text:style-name="P11"/>
      <text:p text:style-name="P13">1.4 address</text:p>
      <text:p text:style-name="P11">an integer that specifies the location of an object in <text:span text:style-name="T56">the interpreter</text:span></text:p>
      <text:p text:style-name="P11"/>
      <text:p text:style-name="P15">1.5 interpretation</text:p>
      <text:p text:style-name="P39">process of parsing data</text:p>
      <text:p text:style-name="P37"/>
      <text:p text:style-name="P17">1.6 data</text:p>
      <text:p text:style-name="P26">sequence of bytes that denote on<text:span text:style-name="T8">e of: the magic number, </text:span><text:span text:style-name="T22">the specification version, </text:span><text:span text:style-name="T8">the alignment of </text:span><text:span text:style-name="T16">the </text:span><text:span text:style-name="T8">code, the alignment of the heap, the size of the heap, the size of the stack, and the entry-point.</text:span></text:p>
      <text:p text:style-name="P26"/>
      <text:p text:style-name="P18">1.7 behavior</text:p>
      <text:p text:style-name="P38">external appearance or action</text:p>
      <text:p text:style-name="P38"/>
      <text:p text:style-name="P18">1.8 stack</text:p>
      <text:p text:style-name="P43">interpreter-defined entity or object</text:p>
      <text:p text:style-name="P43"/>
      <text:p text:style-name="P18">1.9 heap</text:p>
      <text:p text:style-name="P43">interpreter-defined entity or object</text:p>
      <text:p text:style-name="P43"/>
      <text:p text:style-name="P20">1.10 code</text:p>
      <text:p text:style-name="P51">interpreter-defined entity or object</text:p>
      <text:p text:style-name="P43"/>
      <text:p text:style-name="P19">1.1<text:span text:style-name="T73">1</text:span> execution</text:p>
      <text:p text:style-name="P34"><text:span text:style-name="T44">process of parsing </text:span><text:span text:style-name="T53">one or more sequence of bytes in </text:span><text:span text:style-name="T54">a</text:span><text:span text:style-name="T53"> </text:span><text:span text:style-name="T54">loaded </text:span><text:span text:style-name="T52">code</text:span><text:span text:style-name="T23"> </text:span><text:span text:style-name="T25">in a way </text:span><text:span text:style-name="T38">that may or may not be documented by the interpreter</text:span><text:span text:style-name="T25"><text:note text:id="ftn1" text:note-class="footnote"><text:note-citation>1</text:note-citation><text:note-body><text:p text:style-name="P27">For example, <text:span text:style-name="T75">a processor might fetch intructions and </text:span><text:span text:style-name="T8">execut</text:span><text:span text:style-name="T19">e them</text:span><text:span text:style-name="T8">.</text:span></text:p></text:note-body></text:note></text:span></text:p>
      <text:p text:style-name="P52"/>
      <text:p text:style-name="P22">1.1<text:span text:style-name="T73">2</text:span> interpreter-defined</text:p>
      <text:p text:style-name="P53">process that is not defined by th<text:span text:style-name="T70">is</text:span> standard, rather is left for the interpreter to document</text:p>
      <text:p text:style-name="P53"/>
      <text:p text:style-name="P23">1.1<text:span text:style-name="T73">3</text:span> value</text:p>
      <text:p text:style-name="P67">the result <text:span text:style-name="T72">yielded </text:span>after a successful parse of data</text:p>
      <text:p text:style-name="P67"/>
      <text:p text:style-name="P24">1.1<text:span text:style-name="T73">4</text:span> load</text:p>
      <text:p text:style-name="P75"><text:soft-page-break/><text:span text:style-name="T39">place in memor</text:span><text:span text:style-name="T40">y</text:span></text:p>
      <text:p text:style-name="P84"/>
      <text:p text:style-name="P21"><text:span text:style-name="T20">1.</text:span><text:span text:style-name="T8">15 parse</text:span></text:p>
      <text:p text:style-name="P76"><text:span text:style-name="T42">make sense of by </text:span><text:span text:style-name="T23">read</text:span><text:span text:style-name="T42">ing</text:span><text:span text:style-name="T23"> </text:span><text:span text:style-name="T42">an </text:span><text:span text:style-name="T23">objec</text:span><text:span text:style-name="T42">t</text:span></text:p>
      <text:p text:style-name="P84"/>
      <text:h text:style-name="Heading_20_1" text:outline-level="1"><text:bookmark-start text:name="__RefHeading___Toc1294_278047018"/>2. <text:span text:style-name="T56">Environments</text:span><text:bookmark-end text:name="__RefHeading___Toc1294_278047018"/></text:h>
      <text:p text:style-name="P16"/>
      <text:p text:style-name="P29"><text:span text:style-name="T45">1 </text:span><text:span text:style-name="T44">For the purpose of describing how </text:span><text:span text:style-name="T46">data</text:span><text:span text:style-name="T44"> </text:span><text:span text:style-name="T46">shall be</text:span><text:span text:style-name="T44"> parsed, th</text:span><text:span text:style-name="T51">is</text:span><text:span text:style-name="T44"> standard describes </text:span><text:span text:style-name="T45">two environments:</text:span></text:p>
      <text:list xml:id="list1948530098" text:style-name="L1">
        <text:list-item>
          <text:p text:style-name="P89"><text:span text:style-name="T46">the</text:span><text:span text:style-name="T44"> environment that writes the </text:span><text:span text:style-name="T4">extremely small executable</text:span><text:span text:style-name="T44"> or </text:span><text:span text:style-name="T4">extremely small loadable</text:span><text:span text:style-name="T44"> file (the </text:span><text:span text:style-name="T4">writer </text:span><text:span text:style-name="T5">environment</text:span><text:span text:style-name="T44">), and</text:span></text:p>
        </text:list-item>
        <text:list-item>
          <text:p text:style-name="P89"><text:span text:style-name="T46">the</text:span><text:span text:style-name="T44"> environment that parses </text:span><text:span text:style-name="T49">data </text:span><text:span text:style-name="T44">in that file (the </text:span><text:span text:style-name="T4">interpreter </text:span><text:span text:style-name="T5">environment</text:span><text:span text:style-name="T44">).</text:span></text:p>
        </text:list-item>
      </text:list>
      <text:p text:style-name="P44"/>
      <text:p text:style-name="P30"><text:span text:style-name="T44">2 </text:span><text:span text:style-name="T46">Data written by the writer shall have the same value when interpreted by the interpreter</text:span><text:span text:style-name="T47"><text:note text:id="ftn2" text:note-class="footnote"><text:note-citation>2</text:note-citation><text:note-body><text:p text:style-name="P25">This is included to avoid endianness <text:span text:style-name="T57">conflicts between the interpreter and the writer.</text:span></text:p></text:note-body></text:note></text:span><text:span text:style-name="T46">.</text:span></text:p>
      <text:p text:style-name="P45"/>
      <text:p text:style-name="P31"><text:span text:style-name="T46">3 </text:span><text:span text:style-name="T44">Given a valid </text:span><text:span text:style-name="T4">extremely small file</text:span><text:span text:style-name="T23">, a standard-conforming interpreter is required to interpret it exactly as specified by this standard.</text:span></text:p>
      <text:p text:style-name="P56"/>
      <text:p text:style-name="P31"><text:span text:style-name="T23">4 For an invalid </text:span><text:span text:style-name="T4">extremely small file</text:span><text:span text:style-name="T23">, an interpreter is required to quit the parsing process and produce at least one diagnostic message.</text:span></text:p>
      <text:p text:style-name="P55"/>
      <text:h text:style-name="Heading_20_1" text:outline-level="1"><text:bookmark-start text:name="__RefHeading___Toc1024_225939230"/><text:span text:style-name="T17">3</text:span><text:span text:style-name="T8">. Limits</text:span><text:bookmark-end text:name="__RefHeading___Toc1024_225939230"/></text:h>
      <text:p text:style-name="P66"/>
      <text:p text:style-name="P36"><text:span text:style-name="T23">1 This standard </text:span><text:span text:style-name="T31">imposes no</text:span><text:span text:style-name="T23"> restrict</text:span><text:span text:style-name="T31">ions on</text:span><text:span text:style-name="T23"> the number of bytes that can designate the code.</text:span></text:p>
      <text:p text:style-name="P66"/>
      <text:p text:style-name="P36"><text:span text:style-name="T23">2 The value of the alignment of the code shall lie within the range 0 </text:span><text:span text:style-name="T31">to </text:span><text:span text:style-name="T23">4294967295 inclusive.</text:span></text:p>
      <text:p text:style-name="P66"/>
      <text:p text:style-name="P36"><text:span text:style-name="T23">3 The value of the alignment of the heap shall lie within the range 0</text:span><text:span text:style-name="T31"> to </text:span><text:span text:style-name="T23">4294967295 inclusive.</text:span></text:p>
      <text:p text:style-name="P66"/>
      <text:p text:style-name="P36"><text:span text:style-name="T23">4 The value of the size of the heap shall lie within the range 0 </text:span><text:span text:style-name="T31">to </text:span><text:span text:style-name="T23">18446744073709551615 inclusive.</text:span></text:p>
      <text:p text:style-name="P66"/>
      <text:p text:style-name="P36"><text:span text:style-name="T23">5 The value of the size of the stack shall lie within the range 0 </text:span><text:span text:style-name="T31">to </text:span><text:span text:style-name="T23">18446744073709551615 inclusive.</text:span></text:p>
      <text:p text:style-name="P66"/>
      <text:p text:style-name="P36"><text:span text:style-name="T23">6 The value of the entry-point shall lie within the range 0 </text:span><text:span text:style-name="T31">to </text:span><text:span text:style-name="T23">18446744073709551615 inclusive.</text:span></text:p>
      <text:p text:style-name="P56"/>
      <text:h text:style-name="Heading_20_1" text:outline-level="1"><text:bookmark-start text:name="__RefHeading___Toc1026_225939230"/><text:span text:style-name="T68">4</text:span>. Parsing<text:bookmark-end text:name="__RefHeading___Toc1026_225939230"/></text:h>
      <text:p text:style-name="P57"/>
      <text:p text:style-name="P58">1 If parsing fails at any stage of the parsing process, the file being parsed is said to be invalid.</text:p>
      <text:p text:style-name="P57"/>
      <text:h text:style-name="Heading_20_2" text:outline-level="2"><text:bookmark-start text:name="__RefHeading___Toc1028_225939230"/><text:span text:style-name="T61">4</text:span><text:span text:style-name="T58">.</text:span><text:span text:style-name="T59">1</text:span><text:span text:style-name="T58"> Pa</text:span><text:span text:style-name="T60">rs</text:span><text:span text:style-name="T58">ing a</text:span><text:span text:style-name="T62">n</text:span><text:span text:style-name="T58"> extremely small executable file</text:span><text:bookmark-end text:name="__RefHeading___Toc1028_225939230"/></text:h>
      <text:p text:style-name="P59"/>
      <text:p text:style-name="P32"><text:span text:style-name="T26">1</text:span><text:span text:style-name="T23"> An interpreter shall parse a</text:span><text:span text:style-name="T38">n</text:span><text:span text:style-name="T23"> </text:span><text:span text:style-name="T4">extremely small executable</text:span><text:span text:style-name="T23"> file in the following steps:</text:span></text:p>
      <text:list xml:id="list3772970017" text:style-name="L2">
        <text:list-item>
          <text:p text:style-name="P90"><text:soft-page-break/><text:span text:style-name="T23">The first 4 bytes are parsed. The result shall have the value 933631. This is called the </text:span><text:span text:style-name="T4">magic number</text:span><text:span text:style-name="T23">, which differentiates an </text:span><text:span text:style-name="T4">extremely small executable</text:span><text:span text:style-name="T23"> file from other </text:span><text:span text:style-name="T26">types of </text:span><text:span text:style-name="T23">files. </text:span><text:span text:style-name="T29">For any other value, the file is invalid and the parsing stops.</text:span></text:p>
        </text:list-item>
        <text:list-item>
          <text:p text:style-name="P103"><text:span text:style-name="T34">T</text:span><text:span text:style-name="T29">he following 4 bytes designate the specification version. The value yielded from parsing this data shall be equal to 35. Otherwise, the file is invalid and the parsing stops.</text:span></text:p>
        </text:list-item>
        <text:list-item>
          <text:p text:style-name="P90"><text:span text:style-name="T23">The next 4 bytes designate the </text:span><text:span text:style-name="T4">alignment of the code</text:span><text:span text:style-name="T23"> </text:span><text:span text:style-name="T32">(in bytes)</text:span><text:span text:style-name="T23">. It is the boundary the code will be aligned to when it is loaded by the interpreter. If the interpreter does not support such an alignment, the file being parsed is invalid </text:span><text:span text:style-name="T29">and the parsing stops. </text:span><text:span text:style-name="T34">If the interpreter does not support </text:span><text:span text:style-name="T35">the action of </text:span><text:span text:style-name="T34">aligning the code to a specific boundary, this data is ignored.</text:span></text:p>
        </text:list-item>
        <text:list-item>
          <text:p text:style-name="P91"><text:span text:style-name="T23">The </text:span><text:span text:style-name="T43">next</text:span><text:span text:style-name="T23"> 4 bytes designate the </text:span><text:span text:style-name="T4">alignment of the heap</text:span><text:span text:style-name="T23"> </text:span><text:span text:style-name="T32">(in bytes)</text:span><text:span text:style-name="T23">. It is the boundary the heap will be aligned to when it is loaded by the interpreter. If the interpreter does not support such an alignment, the file being parsed is invalid </text:span><text:span text:style-name="T29">and the parsing stops. </text:span><text:span text:style-name="T34">If the interpreter does not have a heap or does not support the action of aligning the heap to a specific boundary, this data is ignored.</text:span></text:p>
        </text:list-item>
        <text:list-item>
          <text:p text:style-name="P94"><text:span text:style-name="T23">The </text:span><text:span text:style-name="T43">following </text:span><text:span text:style-name="T30">8</text:span><text:span text:style-name="T23"> bytes designate the </text:span><text:span text:style-name="T4">size of the heap</text:span><text:span text:style-name="T33"> </text:span><text:span text:style-name="T32">(in bytes)</text:span><text:span text:style-name="T23">. It is the maximum size the heap can have </text:span><text:span text:style-name="T37">during execution</text:span><text:span text:style-name="T23">. </text:span><text:span text:style-name="T34">If the interpreter does not have a heap </text:span><text:span text:style-name="T37">or does not allow the action of setting a maximum size of the heap</text:span><text:span text:style-name="T34">, this data is ignored.</text:span></text:p>
        </text:list-item>
        <text:list-item>
          <text:p text:style-name="P94"><text:span text:style-name="T23">The following </text:span><text:span text:style-name="T30">8</text:span><text:span text:style-name="T23"> bytes designate the </text:span><text:span text:style-name="T4">size of the stack</text:span><text:span text:style-name="T23">. It is the maximum size the stack can have </text:span><text:span text:style-name="T37">during execution</text:span><text:span text:style-name="T23">. </text:span><text:span text:style-name="T37">The unit of the size of the stack is interpreter-defined.</text:span><text:span text:style-name="T23"> </text:span><text:span text:style-name="T34">If the interpreter does not have a stack </text:span><text:span text:style-name="T37">or does not allow the action of setting a maximum size of the stack</text:span><text:span text:style-name="T34">, this data is ignored.</text:span></text:p>
        </text:list-item>
        <text:list-item>
          <text:p text:style-name="P95"><text:span text:style-name="T23">The next 8 byte</text:span><text:span text:style-name="T27">s</text:span><text:span text:style-name="T23"> </text:span><text:span text:style-name="T25">constitute</text:span><text:span text:style-name="T23"> the </text:span><text:span text:style-name="T4">entry-point</text:span><text:span text:style-name="T23">. </text:span><text:span text:style-name="T24">It shall designate an address where the control is transferred to when the execution starts. </text:span><text:span text:style-name="T41">This address must designate an object in the loaded code; otherwise, the file is invalid and the parsing stops.</text:span></text:p>
        </text:list-item>
        <text:list-item>
          <text:p text:style-name="P97"><text:span text:style-name="T23">The next </text:span><text:span text:style-name="T31">optional </text:span><text:span text:style-name="T26">sequence of </text:span><text:span text:style-name="T23">bytes constitute</text:span><text:span text:style-name="T26">s</text:span><text:span text:style-name="T23"> the </text:span><text:span text:style-name="T4">code</text:span><text:span text:style-name="T23">.</text:span></text:p>
        </text:list-item>
      </text:list>
      <text:p text:style-name="P53"/>
      <text:h text:style-name="Heading_20_2" text:outline-level="2"><text:bookmark-start text:name="__RefHeading___Toc1030_225939230"/><text:span text:style-name="T17">4</text:span><text:span text:style-name="T10">.</text:span><text:span text:style-name="T12">2</text:span><text:span text:style-name="T8"> Parsing a</text:span><text:span text:style-name="T18">n</text:span><text:span text:style-name="T8"> extremely small loadable file</text:span><text:bookmark-end text:name="__RefHeading___Toc1030_225939230"/></text:h>
      <text:p text:style-name="P58"/>
      <text:p text:style-name="P33"><text:span text:style-name="T26">1</text:span><text:span text:style-name="T23"> An interpreter shall parse a</text:span><text:span text:style-name="T38">n</text:span><text:span text:style-name="T23"> </text:span><text:span text:style-name="T4">extremely small </text:span><text:span text:style-name="T7">loadable</text:span><text:span text:style-name="T23"> file in the following steps:</text:span></text:p>
      <text:list xml:id="list225356920562471" text:continue-numbering="true" text:style-name="L2">
        <text:list-item>
          <text:p text:style-name="P92"><text:span text:style-name="T23">The first 4 bytes are parsed. The result shall have the value 930303. This is called the </text:span><text:span text:style-name="T4">magic number</text:span><text:span text:style-name="T23">, which differentiates an </text:span><text:span text:style-name="T4">extremely small </text:span><text:span text:style-name="T6">loadable</text:span><text:span text:style-name="T23"> file from other </text:span><text:span text:style-name="T26">types of </text:span><text:span text:style-name="T23">files. </text:span><text:span text:style-name="T29">For any other value, the file is invalid and the parsing stops.</text:span></text:p>
        </text:list-item>
        <text:list-item>
          <text:p text:style-name="P103"><text:span text:style-name="T34">T</text:span><text:span text:style-name="T29">he following 4 bytes designate the specification version. The value yielded from parsing this data shall be equal to 35. Otherwise, the file is invalid and the parsing stops.</text:span></text:p>
        </text:list-item>
        <text:list-item>
          <text:p text:style-name="P93"><text:span text:style-name="T23">The next 4 bytes designate the </text:span><text:span text:style-name="T4">alignment of the code</text:span><text:span text:style-name="T23"> </text:span><text:span text:style-name="T32">(in bytes)</text:span><text:span text:style-name="T23">. It is the boundary the code will be aligned to when it is loaded by the interpreter. If the interpreter does not support such an alignment, the file being parsed is invalid.</text:span><text:span text:style-name="T29"> </text:span><text:span text:style-name="T34">If the interpreter does not support </text:span><text:span text:style-name="T35">the action of </text:span><text:span text:style-name="T34">aligning the code to a specific boundary, this data is ignored.</text:span></text:p>
        </text:list-item>
        <text:list-item>
          <text:p text:style-name="P85"><text:span text:style-name="T34">The next 4 bytes are the padding bytes and shall be ignored by the interpreter.</text:span></text:p>
        </text:list-item>
        <text:list-item>
          <text:p text:style-name="P96"><text:span text:style-name="T23">The 8 </text:span><text:span text:style-name="T43">bytes succeeding the padding </text:span><text:span text:style-name="T23">byte</text:span><text:span text:style-name="T27">s</text:span><text:span text:style-name="T23"> </text:span><text:span text:style-name="T25">constitute</text:span><text:span text:style-name="T23"> the </text:span><text:span text:style-name="T4">entry-point</text:span><text:span text:style-name="T23">. </text:span><text:span text:style-name="T24">It shall designate an address where the control is transferred to when the execution starts. </text:span><text:span text:style-name="T41">This address must designate an object in the loaded code; otherwise, the file is invalid and the parsing stops.</text:span></text:p>
        </text:list-item>
        <text:list-item>
          <text:p text:style-name="P98"><text:span text:style-name="T23">The next </text:span><text:span text:style-name="T31">optional </text:span><text:span text:style-name="T26">sequence of </text:span><text:span text:style-name="T23">bytes constitute</text:span><text:span text:style-name="T26">s</text:span><text:span text:style-name="T23"> the </text:span><text:span text:style-name="T4">code</text:span><text:span text:style-name="T23">.</text:span></text:p>
        </text:list-item>
      </text:list>
      <text:p text:style-name="P54"/>
      <text:h text:style-name="Heading_20_1" text:outline-level="1"><text:bookmark-start text:name="__RefHeading___Toc1032_225939230"/>Annex A. <text:span text:style-name="T70">Environment</text:span> details (informative)<text:bookmark-end text:name="__RefHeading___Toc1032_225939230"/></text:h>
      <text:p text:style-name="P60"/>
      <text:p text:style-name="P60"><text:soft-page-break/>1 This annex tries to explain the relation between an interpreter, a writer and real-life implementations of those.</text:p>
      <text:p text:style-name="P60"/>
      <text:p text:style-name="P35"><text:span text:style-name="T23">2 A</text:span><text:span text:style-name="T28">ny</text:span><text:span text:style-name="T23"> translator</text:span><text:span text:style-name="T23"><text:note text:id="ftn3" text:note-class="footnote"><text:note-citation>3</text:note-citation><text:note-body><text:p text:style-name="P28">Translator can be one of the entities specified in the following non-exhaustive list: a compiler, a transpiler.</text:p></text:note-body></text:note></text:span><text:span text:style-name="T28"> </text:span><text:span text:style-name="T23">that can generate a valid </text:span><text:span text:style-name="T4">extremely small executable</text:span><text:span text:style-name="T23"> or </text:span><text:span text:style-name="T4">extremely small loadable</text:span><text:span text:style-name="T23"> file can be considered </text:span><text:span text:style-name="T28">to be </text:span><text:span text:style-name="T23">a writer.</text:span></text:p>
      <text:p text:style-name="P60"/>
      <text:p text:style-name="P35"><text:span text:style-name="T23">3 An operating environment</text:span><text:span text:style-name="T23"><text:note text:id="ftn4" text:note-class="footnote"><text:note-citation>4</text:note-citation><text:note-body><text:p text:style-name="P28">An operating environment can be one of the entities specified in the following non-exhaustive list: an operating system, a virtual machine, a programming language interpreter.</text:p></text:note-body></text:note></text:span><text:span text:style-name="T23"> that can execute the translated file</text:span><text:span text:style-name="T28"> can be considered to be an interpreter.</text:span></text:p>
      <text:p text:style-name="P62"/>
      <text:h text:style-name="Heading_20_1" text:outline-level="1"><text:bookmark-start text:name="__RefHeading___Toc1034_225939230"/>Annex <text:span text:style-name="T65">B</text:span>. <text:span text:style-name="T65">Extremely small file structure summary</text:span> (informative)<text:bookmark-end text:name="__RefHeading___Toc1034_225939230"/></text:h>
      <text:p text:style-name="P61"/>
      <text:p text:style-name="P46"><text:span text:style-name="T8">1 This annex </text:span><text:span text:style-name="T12">summarizes the </text:span><text:span text:style-name="T3">extremely small</text:span><text:span text:style-name="T12"> file structure as described </text:span><text:span text:style-name="T15">in</text:span><text:span text:style-name="T12"> 3.1 and 3.2.</text:span></text:p>
      <text:p text:style-name="P63"/>
      <text:p text:style-name="P47"><text:span text:style-name="T13">2 </text:span><text:span text:style-name="T8">The </text:span><text:span text:style-name="T1">extremely small executable</text:span><text:span text:style-name="T8"> file structure:</text:span></text:p>
      <text:list xml:id="list3056874453" text:style-name="L3">
        <text:list-item>
          <text:p text:style-name="P86">4 bytes: magic number</text:p>
        </text:list-item>
        <text:list-item>
          <text:p text:style-name="P86">4 bytes: alignment of the code</text:p>
        </text:list-item>
        <text:list-item>
          <text:p text:style-name="P88">4 bytes: alignment of the heap</text:p>
        </text:list-item>
        <text:list-item>
          <text:p text:style-name="P88">4 bytes: padding</text:p>
        </text:list-item>
        <text:list-item>
          <text:p text:style-name="P88">8 bytes: size of the heap</text:p>
        </text:list-item>
        <text:list-item>
          <text:p text:style-name="P88">8 bytes: size of the stack</text:p>
        </text:list-item>
        <text:list-item>
          <text:p text:style-name="P88">8 bytes: entry point</text:p>
        </text:list-item>
        <text:list-item>
          <text:p text:style-name="P88"><text:span text:style-name="T68">0 or more</text:span> bytes: code</text:p>
        </text:list-item>
      </text:list>
      <text:p text:style-name="P64"/>
      <text:p text:style-name="P48"><text:span text:style-name="T14">3</text:span><text:span text:style-name="T13"> </text:span><text:span text:style-name="T8">The </text:span><text:span text:style-name="T1">extremely small </text:span><text:span text:style-name="T2">loadable</text:span><text:span text:style-name="T8"> file structure:</text:span></text:p>
      <text:list xml:id="list225356983740252" text:continue-numbering="true" text:style-name="L3">
        <text:list-item>
          <text:p text:style-name="P87">4 bytes: magic number</text:p>
        </text:list-item>
        <text:list-item>
          <text:p text:style-name="P87">4 bytes: alignment of the code</text:p>
        </text:list-item>
        <text:list-item>
          <text:p text:style-name="P88">8 bytes: entry point</text:p>
        </text:list-item>
        <text:list-item>
          <text:p text:style-name="P88"><text:span text:style-name="T68">0 or more</text:span> bytes: code</text:p>
        </text:list-item>
      </text:list>
      <text:p text:style-name="P68"/>
      <text:h text:style-name="Heading_20_1" text:outline-level="1"><text:bookmark-start text:name="__RefHeading___Toc973_1655514702"/>Annex C. Recommended practice (informative)<text:bookmark-end text:name="__RefHeading___Toc973_1655514702"/></text:h>
      <text:p text:style-name="P68"/>
      <text:p text:style-name="P68">1 This annex summarizes some practices that a <text:span text:style-name="T71">practical</text:span> interpreter is expected to follow. This annex might be updated as new devices and computer architectures are introduced.</text:p>
      <text:p text:style-name="P68"/>
      <text:p text:style-name="P68">2 Even though it is not explicitly stated in t<text:span text:style-name="T74">hi</text:span>s standard, in a practical interpreter, a byte may be composed of a sequence of bits. The exact number of bits in a byte is not specified in this annex, but for a practical intepreter to be <text:span text:style-name="T72">conforming</text:span>, a byte in such an intepreter shall have at least 8 bits.</text:p>
      <text:h text:style-name="P83" text:outline-level="1"><text:bookmark-start text:name="__RefHeading___Toc1036_225939230"/>Contributions<text:bookmark-end text:name="__RefHeading___Toc1036_225939230"/></text:h>
      <text:p text:style-name="P65"/>
      <text:p text:style-name="P65">This specification would not have been possible without the contributions of the following people:</text:p>
      <text:p text:style-name="P65"/>
      <text:p text:style-name="P65">1 Somdipto Chakrabort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23:54:33.935675256</meta:creation-date>
    <dc:date>2023-01-29T22:51:55.290242108</dc:date>
    <meta:editing-duration>PT15H13M33S</meta:editing-duration>
    <meta:editing-cycles>52</meta:editing-cycles>
    <meta:generator>LibreOffice/7.3.7.2$Linux_X86_64 LibreOffice_project/30$Build-2</meta:generator>
    <meta:document-statistic meta:table-count="0" meta:image-count="0" meta:object-count="0" meta:page-count="9" meta:paragraph-count="124" meta:word-count="1650" meta:character-count="9634" meta:non-whitespace-character-count="8139"/>
  </office:meta>
</office:document-meta>
</file>